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3f24" officeooo:paragraph-rsid="000b3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0:26:52.151000000</meta:creation-date>
    <dc:date>2018-09-13T10:27:23.066000000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Dev/6.2.0.0.alpha0$Windows_X86_64 LibreOffice_project/18c5089df091bddeb8c2dc339776671964389040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b7002600eb00ef004000c3004a007b00a4001000dc00ea00130025007d0099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cKyrOvK7xqLDkguIU0g29gGjvY+dYGh6R97QdC15Gw0=</DigestValue>
      </Reference>
      <Reference URI="manifest.rdf">
        <DigestMethod Algorithm="http://www.w3.org/2001/04/xmlenc#sha256"/>
        <DigestValue>rrKXmEsmowvZom8wSzm8fZGiZFdJs1578/RMS5UR3HU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TmXe9Pk755cfPS0whHtIxbFVr5/55mgTnsm7+CAfrew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z+qiPhoDy8IqZEwWfUaZbLKiZxGrcnGKo9Ap2fQOsyE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+xRUPp/qcpZ44VAzzNbDX1gO6yEz4HwwO37xT0Hi8Fk=</DigestValue>
      </Reference>
      <Reference URI="Thumbnails/thumbnail.png">
        <DigestMethod Algorithm="http://www.w3.org/2001/04/xmlenc#sha256"/>
        <DigestValue>mlka/l/gBQnQX2rdj2ycZNRZXx+AuHT/U25APabohHc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QtkZIwLCCeNrkJC5nXGlyij00RlpiHosO1TQ+0NQuRg=</DigestValue>
      </Reference>
      <Reference URI="#ID_0074002700fb0019001500d9004d002b0088006c00b7006300ad00ae00d60042">
        <DigestMethod Algorithm="http://www.w3.org/2001/04/xmlenc#sha256"/>
        <DigestValue>zzMGR0u9RQz4d8owcJ8/1I5UzeqRDZG1TwBaaUBOBFg=</DigestValue>
      </Reference>
      <Reference URI="#idSignedProperties" Type="http://uri.etsi.org/01903#SignedProperties">
        <DigestMethod Algorithm="http://www.w3.org/2001/04/xmlenc#sha256"/>
        <DigestValue>SpcF1i/FYxTKuScrjrCniFk+auR4MRKOxIXhEhJLwmY=</DigestValue>
      </Reference>
    </SignedInfo>
    <SignatureValue>bUsC6goZKO7qIBTrvOrFvZoQIXa3/3BWHF5tRW3EezNFazAFapmuU9S92mxdsrIc
A3/iT4PmRHaYZkvCwiWdWavDARmp9Vo86FmjiGViV8OCd1B1Su7RHJZmMEJlf8fP
qaFeUqJzZ8INb1ez3nOV65D1sdZkxRAd6FI1AU5EW/dkD9M5eTYAn2Edh9zHmFGj
u8JjKBNZs7QVyByBJ3HABQGE8QD2HVJZNowRffSzTf9s0bkJ+TCFgtm/n0Rwo74G
LSJHjZwHC4ZcWNzgZuWelmwrS2Td8urqxLWSmUcmCeeorfDW6FdgdLl01Z+9r0BC
mH8Tyn6tGQReLySknMyURA==</SignatureValue>
    <KeyInfo>
      <X509Data>
        <X509IssuerSerial>
          <X509IssuerName>SERIALNUMBER=201631, CN=Citizen CA, C=BE</X509IssuerName>
          <X509SerialNumber>21267647932559582741219435539293897977</X509SerialNumber>
        </X509IssuerSerial>
        <X509Certificate>MIIFlTCCA32gAwIBAgIQEAAAAAAAxKz7BSC2bemE+TANBgkqhkiG9w0BAQsFADAz
MQswCQYDVQQGEwJCRTETMBEGA1UEAxMKQ2l0aXplbiBDQTEPMA0GA1UEBRMGMjAx
NjMxMB4XDTE3MDEyNTIyMTIxMloXDTI3MDEyMTIzNTk1OVowgYUxCzAJBgNVBAYT
AkJFMTAwLgYDVQQDEydQaWVycmljayBWYW5kZW5icm91Y2tlIChBdXRoZW50aWNh
dGlvbikxFjAUBgNVBAQTDVZhbmRlbmJyb3Vja2UxFjAUBgNVBCoTDVBpZXJyaWNr
IFBhY28xFDASBgNVBAUTCzg3MDEyNzMwNzM4MIIBIjANBgkqhkiG9w0BAQEFAAOC
AQ8AMIIBCgKCAQEAttKt45Z6vLGSOJ7j+NH3QgTynm3bW5TZAeMGllWXdxfHWg0K
WaUodf4jT6H8W1BpX6E6NDJM7byHdgHdvEmxpihmQlg83zrT52OVkmsBYj43VNm+
FFeu9Mm4FlMsSaE3VMOjObMtf0Nzriryq3N94/iUY4zJPGiDPl/mT8PzZ7e+ja2w
N6HtDHnbwAk30nTYuxXAMu1MLbfXmIJSlHQXTjkZPj/cu+6rNzubIm+hds+JjwKf
71nofSZuv3FsEWWxJFOfMgJRF6xG+NdHKNV9d2mO9JDzcEawspCcXZNYDkmmiZp+
EEsbYdK6J+NnlKvEGqGqtpiMP+NwzwVfE3qB0wIDAQABo4IBUDCCAUwwHwYDVR0j
BBgwFoAUzoCXZ9Ct2U7EmWqAJyKQzRE1EIcwcAYIKwYBBQUHAQEEZDBiMDYGCCsG
AQUFBzAChipodHRwOi8vY2VydHMuZWlkLmJlbGdpdW0uYmUvYmVsZ2l1bXJzNC5j
cnQwKAYIKwYBBQUHMAGGHGh0dHA6Ly9vY3NwLmVpZC5iZWxnaXVtLmJlLzIwRAYD
VR0gBD0wOzA5BgdgOAwBAQICMC4wLAYIKwYBBQUHAgEWIGh0dHA6Ly9yZXBvc2l0
b3J5LmVpZC5iZWxnaXVtLmJlMDkGA1UdHwQyMDAwLqAsoCqGKGh0dHA6Ly9jcmwu
ZWlkLmJlbGdpdW0uYmUvZWlkYzIwMTYzMS5jcmwwDgYDVR0PAQH/BAQDAgeAMBEG
CWCGSAGG+EIBAQQEAwIFoDATBgNVHSUEDDAKBggrBgEFBQcDAjANBgkqhkiG9w0B
AQsFAAOCAgEAUBLKaAY4HH340I+ftBotrH3jGR4amVfhhAIKNcDMlfZKz6Pzbbvh
bCq3mc1bstbaHNHcKcfYHJSDfNAF3O71+qfl2508f3sQR24HsAjVxGgWym69u57C
IwdSluqEvoYT3tFeB+cLUCb7Ho44getU4hY9HepgTGtN359B5gQybhEJI2BXZiFl
2O7CckFmXUnkgqfyw8bCEiAhka8JN4vaLFSkmA+ZV/Ov0oFrOM6Rx4zpkS7UY3ti
eoSFyhMLBGNqQO0LBofTR28wnl3eZDQ6UeQwsIJWFfqPDewTJ1UG9jGb5etDN9+D
zfSISY6Pyusc/H08RJHzX6ur1Elx3agLKHFzB17hBv7nLJTh5hFEn9vgBr9MaWcP
mQW04fGFZvEURWAzGade+l4hw/IrgoeM2Q6kCUWWNjO3/yTQbDN5U3K+SI7uAdQn
VWwjYWVrPVZU9VAqCqeDPp0wb+G547SYEwN3K1GLxaOiVUZGqrLf9a4aiSVQncBH
LQQ6ngv8hvzvfLWruFN3BkvOfwPQFjq6s2AvGgCG6bkkVT99raFMFMIjL1uW/kdB
kvcagczGpGx/CI1zW+9zLc0KHpQoINWmxYAlyRNOyTUEbrLY4ASgyUpT/3NdtswG
7RAmE5qOkg3FaMWgSy7WQeIbdZaIwhgG2j3ywXcIRsEeBu4YGWvpJ/E=</X509Certificate>
      </X509Data>
    </KeyInfo>
    <Object>
      <SignatureProperties>
        <SignatureProperty Id="ID_0074002700fb0019001500d9004d002b0088006c00b7006300ad00ae00d60042" Target="#ID_00b7002600eb00ef004000c3004a007b00a4001000dc00ea00130025007d0099">
          <dc:date xmlns:dc="http://purl.org/dc/elements/1.1/">2018-09-13T10:48:55.189000000</dc:date>
        </SignatureProperty>
      </SignatureProperties>
    </Object>
    <Object xmlns:xd="http://uri.etsi.org/01903/v1.3.2#">
      <xd:QualifyingProperties Target="#ID_00b7002600eb00ef004000c3004a007b00a4001000dc00ea00130025007d0099">
        <xd:SignedProperties Id="idSignedProperties">
          <xd:SignedSignatureProperties>
            <xd:SigningTime>2018-09-13T10:48:55.189000000</xd:SigningTime>
            <xd:SigningCertificate>
              <xd:Cert>
                <xd:CertDigest>
                  <DigestMethod Algorithm="http://www.w3.org/2001/04/xmlenc#sha256"/>
                  <DigestValue>P/TRPC6ChSFbPfuODtRjYxumn3PMzSGG1Gj+FPJn6Fc=</DigestValue>
                </xd:CertDigest>
                <xd:IssuerSerial>
                  <X509IssuerName>SERIALNUMBER=201631, CN=Citizen CA, C=BE</X509IssuerName>
                  <X509SerialNumber>2126764793255958274121943553929389797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3jCCA8agAwIBAgIQF2vsQD6V0tHSzxmsMKW4VDANBgkqhkiG9w0BAQsFADAoMQswCQYDVQQGEwJCRTEZMBcGA1UEAxMQQmVsZ2l1bSBSb290IENBNDAeFw0xNTExMjUxMDAwMDBaFw0yNzA3MjUxMDAwMDBaMDMxCzAJBgNVBAYTAkJFMRMwEQYDVQQDEwpDaXRpemVuIENBMQ8wDQYDVQQFEwYyMDE2MzEwggIiMA0GCSqGSIb3DQEBAQUAA4ICDwAwggIKAoICAQCa4Ma3zD2BeJ2bvjiqPDH/sLk7OVmbGGLmE4QQH90DRx7e+QaMILDGHqdLK5nrH2AlhN/3it8Lk3cdBE7TFd3FyeG8lGY1RorEbvUwEaw1YmKdVL/Zv39RPPtVrN3IHkLTx8E8YsPeVe4Ia5yxnltyKmm6MJ+xBzjwfKCAzsRbfT/oe6g7nyc3q/JsgW8VeGcUDwuuoQeTbDFoaDXZ5f3KwmngW/XtWTyaacZrMtapQN72PGgsvStBhHEU51l2Jl3gP08pD906E0cEW1+aJniD6tJnJmtYuS/Eig8aodoOP0wth+8HDuDUjaLX+3Oq2YEvdpjlk6VoOctfEPbpDdTnfOPdjnp2E6awAZtj9s2qsDkOO/xpRjy441fdW/GeDiEYbAZ+C6YS4QON0ryDY80ow/Ixerm+Eout6wZgv+g/KB93bMWvJ8/JYbK/TUbYQ8ECuQQmF60ZhMtiV9tJybWlzYrjUiDuQWmY60OsV/awB39mkrw7YCMCZvp4ZgymjFQOwuNzRAdVTu9Um5I8znVJdZh6/pogYoO2gB5chw+KnQ5Dw4VdVqUnZInz9sJl85UwfH2IIxzDjdpKv7uh6tRYRThi91Sm9V7n9e3MIVbBHusWfABgrEZEimxSWZW8a4jj8DwfftT7SpUKPZx1kvD8YCX4GNvgGwfooKSYcMbeXwIDAQABo4H4MIH1MA4GA1UdDwEB/wQEAwIBBjASBgNVHRMBAf8ECDAGAQH/AgEAMEMGA1UdIAQ8MDowOAYGYDgMAQECMC4wLAYIKwYBBQUHAgEWIGh0dHA6Ly9yZXBvc2l0b3J5LmVpZC5iZWxnaXVtLmJlMB0GA1UdDgQWBBTOgJdn0K3ZTsSZaoAnIpDNETUQhzA3BgNVHR8EMDAuMCygKqAohiZodHRwOi8vY3JsLmVpZC5iZWxnaXVtLmJlL2JlbGdpdW00LmNybDARBglghkgBhvhCAQEEBAMCAAcwHwYDVR0jBBgwFoAUZ+jxTk+ztfMHbwicDIPZetlb50kwDQYJKoZIhvcNAQELBQADggIBAF0CdFXOzKaS/p6eocW29WWCONWHhWuZ6G/JkcznyAl87wgPAE1e9pta7yTmLEjaPAc+n3HX4S5MB7xV1nOv/XZU+GH02IBa3PEepOTloh17ixm0kvPCpTr7R6TNBIYCnT9fVdAzdMXpJUUxZcIQjwl+hnG6HJ3aLfnOpvVoSr/61lU4xnUFewkzBBw2H1XUzA7KBmRbuYN/+Xn5TqvkqwHoCu/7JFZ2l9/HE8gT+twBLsPjmrYrm5g4UYB01qJn1nEhp9XQdiJ4qBjUi+b9zozkGdc/O0N9GeMfCavXTVcwBDp9AzyFPstoFn6q0L+9CL2Uh3cFCrrppoEkRGZmHiCUUyR0ywxoBVRAAgjb1s5/79dF7ML/+a/hUCRs9hU4mcO+rcsiHF2y7kuMbcg72tFzUwW8XMvvBtMM/qRvPDLBp7B3ucmZL2lztTUY9PnYkpKlKNacJZEArcoJOU2pKq5xt9dzGLnqLHcURzbWqI9eRJakb1x4SxhAGyW9jjDcdwRmO8yce4xwJ2+nlHJWKXFnWJLccJBX4UJJ4YOdMIBHEqdD8qwaAttqWaNlWyrEvXt9eopECl+Un0p16vRxJu1H20WCqV4+tqYul3NiGPGltNiAu0G1Zg9w58n6THN2k11Y80h0+hWxIB4KfL9Z16jbtmE3kdT+fH7/p9UiOily</xd:EncapsulatedX509Certificate>
              <xd:EncapsulatedX509Certificate>MIIFjjCCA3agAwIBAgIITzMgjMWUvzgwDQYJKoZIhvcNAQELBQAwKDELMAkGA1UEBhMCQkUxGTAXBgNVBAMTEEJlbGdpdW0gUm9vdCBDQTQwHhcNMTMwNjI2MTIwMDAwWhcNMjgwMTI4MTIwMDAwWjAoMQswCQYDVQQGEwJCRTEZMBcGA1UEAxMQQmVsZ2l1bSBSb290IENBNDCCAiIwDQYJKoZIhvcNAQEBBQADggIPADCCAgoCggIBAJiQrvrHHm+O4AU6syN4TNHWL911PFsY6E9euwVml5NAWTdw9p2mcmEOYGx424jFLpSQVNxxxoh3LsIpdWUMRQfuiDqzvZx/4dCBaeKL/AMRJuL1d6wU73XKSkdDr5uH6H2Yf19zSiUOm2x4k3aNLyT+VryF11b1Prp67CBk63OBmG0WUaB+ExtBHOkfPaHRHFA04MigoVFt3gLQRGh1V+H1rm1hydTzd6zzpoJHp3ujWD4r4kLCrxVFV0QZ44usvAPlhKoecF0feiKtegS1pS+FjGHA9S85yxZknEV8N6bbK5YP7kgNLDDCNFJ6G7MMpf8MEygXWMb+WrynTetWnIV6jTzZA1RmaZuqmIMDvWTA7JNkiDJQOJBWQ3Ehp+Vn7li1MCIjXlEDYJ2wRmcRZQ0bsUzaM/V3p+Q+j8S3osma3Pc6+dDzxL+Og/lnRnLlDapXx28XB9urUR5H03Ozm77B9/mYgIeM8Y1XntlCCELBeuJeEYJUqc0FsGxWNwjsBtRoZ4dva1rvzkXmjJuNIR4YILg8G4kKLhr9JDrtyCkvI9Xm8GDjqQIJ2KpQiJHBLJA0gKxlYem8CSO/an3AOxqTNZjWbQx6E32OPB/rsU28ldadi9c8yeRyXLWpUF4Ghjyoc4OdrAkXmljnkzLMC459xGL8gj6LyNb6UzX0eYA9AgMBAAGjgbswgbgwDgYDVR0PAQH/BAQDAgEGMA8GA1UdEwEB/wQFMAMBAf8wQgYDVR0gBDswOTA3BgVgOAwBATAuMCwGCCsGAQUFBwIBFiBodHRwOi8vcmVwb3NpdG9yeS5laWQuYmVsZ2l1bS5iZTAdBgNVHQ4EFgQUZ+jxTk+ztfMHbwicDIPZetlb50kwEQYJYIZIAYb4QgEBBAQDAgAHMB8GA1UdIwQYMBaAFGfo8U5Ps7XzB28InAyD2XrZW+dJMA0GCSqGSIb3DQEBCwUAA4ICAQAliTyrUcumj9h1IRKZNIKlt2hAyNW1jdkYz+fJ57PDOqtpsvmfoZmuP+6rSbhDi1J9pfi7Yc9fIDwxGwfkiPJAiRBl1axdtpnkoAMEcxQonLnxMiS6/n6nQqIXpb0O34YAYANJn5Lujd5V9I+iv5rrzXjvcZPNxgEB3x6fJdpVapbokhgrDrg1g7XqEY+JYiJPmv7dXIzhZ6lN29foBzoik1o6Wp4UnC4UsFTgx/hN56cjkdXMCR9JHQMWmcCzkk2ZUN2SPYL14xK3dCHAdPclmjVoUSZoyXEoHM14FTvV1Ode1UCJB/EE0l9M8HQapVXIUhSmqO1R+A3RD8cvjP9P5FDoxCmeGTrqcXKIj1qWs7gsrXZ0yDCs7HyST5/oM+GQ9OLhU9wrH4cMwW8NsORyCqZqeghSbd5hE+Almj4SmxjPht7krtQXRGebf5o6q+RLHXnFCzBtqJeA6U6Apr1SrSvEpkOXLIVs2nt8o/YpAoUMxOrwPRwbjqfl0UUS6IvKZhALeMBe6GvXpMiTqmlta7cD13yKJQBAvzuE3QJMPY0XAis6CWA3zUVbznuQ2Vtk0MBtlQEb+w3OsUh4eIg/AkONJ4/24AFfOzklmB7k93t7Xa/YuVWb8go37wtq/A9HvFieImuusfghZ6EU9pvUPmL62NPY54g+nFm2qMtMWQ==</xd:EncapsulatedX509Certificate>
              <xd:EncapsulatedX509Certificate>MIIFlTCCA32gAwIBAgIQEAAAAAAAxKz7BSC2bemE+TANBgkqhkiG9w0BAQsFADAzMQswCQYDVQQGEwJCRTETMBEGA1UEAxMKQ2l0aXplbiBDQTEPMA0GA1UEBRMGMjAxNjMxMB4XDTE3MDEyNTIyMTIxMloXDTI3MDEyMTIzNTk1OVowgYUxCzAJBgNVBAYTAkJFMTAwLgYDVQQDEydQaWVycmljayBWYW5kZW5icm91Y2tlIChBdXRoZW50aWNhdGlvbikxFjAUBgNVBAQTDVZhbmRlbmJyb3Vja2UxFjAUBgNVBCoTDVBpZXJyaWNrIFBhY28xFDASBgNVBAUTCzg3MDEyNzMwNzM4MIIBIjANBgkqhkiG9w0BAQEFAAOCAQ8AMIIBCgKCAQEAttKt45Z6vLGSOJ7j+NH3QgTynm3bW5TZAeMGllWXdxfHWg0KWaUodf4jT6H8W1BpX6E6NDJM7byHdgHdvEmxpihmQlg83zrT52OVkmsBYj43VNm+FFeu9Mm4FlMsSaE3VMOjObMtf0Nzriryq3N94/iUY4zJPGiDPl/mT8PzZ7e+ja2wN6HtDHnbwAk30nTYuxXAMu1MLbfXmIJSlHQXTjkZPj/cu+6rNzubIm+hds+JjwKf71nofSZuv3FsEWWxJFOfMgJRF6xG+NdHKNV9d2mO9JDzcEawspCcXZNYDkmmiZp+EEsbYdK6J+NnlKvEGqGqtpiMP+NwzwVfE3qB0wIDAQABo4IBUDCCAUwwHwYDVR0jBBgwFoAUzoCXZ9Ct2U7EmWqAJyKQzRE1EIcwcAYIKwYBBQUHAQEEZDBiMDYGCCsGAQUFBzAChipodHRwOi8vY2VydHMuZWlkLmJlbGdpdW0uYmUvYmVsZ2l1bXJzNC5jcnQwKAYIKwYBBQUHMAGGHGh0dHA6Ly9vY3NwLmVpZC5iZWxnaXVtLmJlLzIwRAYDVR0gBD0wOzA5BgdgOAwBAQICMC4wLAYIKwYBBQUHAgEWIGh0dHA6Ly9yZXBvc2l0b3J5LmVpZC5iZWxnaXVtLmJlMDkGA1UdHwQyMDAwLqAsoCqGKGh0dHA6Ly9jcmwuZWlkLmJlbGdpdW0uYmUvZWlkYzIwMTYzMS5jcmwwDgYDVR0PAQH/BAQDAgeAMBEGCWCGSAGG+EIBAQQEAwIFoDATBgNVHSUEDDAKBggrBgEFBQcDAjANBgkqhkiG9w0BAQsFAAOCAgEAUBLKaAY4HH340I+ftBotrH3jGR4amVfhhAIKNcDMlfZKz6PzbbvhbCq3mc1bstbaHNHcKcfYHJSDfNAF3O71+qfl2508f3sQR24HsAjVxGgWym69u57CIwdSluqEvoYT3tFeB+cLUCb7Ho44getU4hY9HepgTGtN359B5gQybhEJI2BXZiFl2O7CckFmXUnkgqfyw8bCEiAhka8JN4vaLFSkmA+ZV/Ov0oFrOM6Rx4zpkS7UY3tieoSFyhMLBGNqQO0LBofTR28wnl3eZDQ6UeQwsIJWFfqPDewTJ1UG9jGb5etDN9+DzfSISY6Pyusc/H08RJHzX6ur1Elx3agLKHFzB17hBv7nLJTh5hFEn9vgBr9MaWcPmQW04fGFZvEURWAzGade+l4hw/IrgoeM2Q6kCUWWNjO3/yTQbDN5U3K+SI7uAdQnVWwjYWVrPVZU9VAqCqeDPp0wb+G547SYEwN3K1GLxaOiVUZGqrLf9a4aiSVQncBHLQQ6ngv8hvzvfLWruFN3BkvOfwPQFjq6s2AvGgCG6bkkVT99raFMFMIjL1uW/kdBkvcagczGpGx/CI1zW+9zLc0KHpQoINWmxYAlyRNOyTUEbrLY4ASgyUpT/3NdtswG7RAmE5qOkg3FaMWgSy7WQeIbdZaIwhgG2j3ywXcIRsEeBu4YGWvpJ/E=</xd:EncapsulatedX509Certificate>
            </xd:CertificateValues>
          </xd:UnsignedSignatureProperties>
        </xd:UnsignedProperties>
      </xd:QualifyingProperties>
    </Object>
  </Signature>
</document-signatures>
</file>